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ce2db" officeooo:paragraph-rsid="001ce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eLine94413507128976">
          <table:table-cell table:style-name="Tabla1.A1" office:value-type="string">
            <text:p text:style-name="P1">hotel23demayo@suteba.org.ar</text:p>
          </table:table-cell>
          <table:table-cell table:style-name="Tabla1.A1" office:value-type="string">
            <text:p text:style-name="P1">hotel23demayo@suteba.org.ar</text:p>
          </table:table-cell>
          <table:table-cell table:style-name="Tabla1.C1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  <table:table-row table:style-name="TableLine94413507128976">
          <table:table-cell table:style-name="Tabla1.A2" office:value-type="string">
            <text:p text:style-name="P1">hotel23demayo@suteba.org.ar</text:p>
          </table:table-cell>
          <table:table-cell table:style-name="Tabla1.A2" office:value-type="string">
            <text:p text:style-name="P1">hotel23demayo@suteba.org.ar</text:p>
          </table:table-cell>
          <table:table-cell table:style-name="Tabla1.C2" office:value-type="string">
            <text:p text:style-name="P1">hotel23demayo@suteba.org.ar</text:p>
          </table:table-cell>
        </table:table-row>
      </table:table>
      <table:table table:name="Tabla2" table:style-name="Tabla2">
        <table:table-column table:style-name="Tabla2.A" table:number-columns-repeated="3"/>
        <table:table-row table:style-name="TableLine94413544197472">
          <table:table-cell table:style-name="Tabla2.A1" office:value-type="string">
            <text:p text:style-name="P1">hotel23demayo@suteba.org.ar</text:p>
          </table:table-cell>
          <table:table-cell table:style-name="Tabla2.A1" office:value-type="string">
            <text:p text:style-name="P1">hotel23demayo@suteba.org.ar</text:p>
          </table:table-cell>
          <table:table-cell table:style-name="Tabla2.C1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  <table:table-row table:style-name="TableLine94413544197472">
          <table:table-cell table:style-name="Tabla2.A2" office:value-type="string">
            <text:p text:style-name="P1">hotel23demayo@suteba.org.ar</text:p>
          </table:table-cell>
          <table:table-cell table:style-name="Tabla2.A2" office:value-type="string">
            <text:p text:style-name="P1">hotel23demayo@suteba.org.ar</text:p>
          </table:table-cell>
          <table:table-cell table:style-name="Tabla2.C2" office:value-type="string">
            <text:p text:style-name="P1">hotel23demayo@suteba.org.ar</text:p>
          </table:table-cell>
        </table:table-row>
      </table:table>
      <table:table table:name="Tabla3" table:style-name="Tabla3">
        <table:table-column table:style-name="Tabla3.A" table:number-columns-repeated="3"/>
        <table:table-row table:style-name="TableLine94413519554560">
          <table:table-cell table:style-name="Tabla3.A1" office:value-type="string">
            <text:p text:style-name="P1">hotel23demayo@suteba.org.ar</text:p>
          </table:table-cell>
          <table:table-cell table:style-name="Tabla3.A1" office:value-type="string">
            <text:p text:style-name="P1">hotel23demayo@suteba.org.ar</text:p>
          </table:table-cell>
          <table:table-cell table:style-name="Tabla3.C1" office:value-type="string">
            <text:p text:style-name="P1">hotel23demayo@suteba.org.ar</text:p>
          </table:table-cell>
        </table:table-row>
        <table:table-row table:style-name="TableLine94413519554560">
          <table:table-cell table:style-name="Tabla3.A2" office:value-type="string">
            <text:p text:style-name="P1">hotel23demayo@suteba.org.ar</text:p>
          </table:table-cell>
          <table:table-cell table:style-name="Tabla3.A2" office:value-type="string">
            <text:p text:style-name="P1">hotel23demayo@suteba.org.ar</text:p>
          </table:table-cell>
          <table:table-cell table:style-name="Tabla3.C2" office:value-type="string">
            <text:p text:style-name="P1">hotel23demayo@suteba.org.ar</text:p>
          </table:table-cell>
        </table:table-row>
        <table:table-row table:style-name="TableLine94413519554560">
          <table:table-cell table:style-name="Tabla3.A2" office:value-type="string">
            <text:p text:style-name="P1">hotel23demayo@suteba.org.ar</text:p>
          </table:table-cell>
          <table:table-cell table:style-name="Tabla3.A2" office:value-type="string">
            <text:p text:style-name="P1">hotel23demayo@suteba.org.ar</text:p>
          </table:table-cell>
          <table:table-cell table:style-name="Tabla3.C2" office:value-type="string">
            <text:p text:style-name="P1">hotel23demayo@suteba.org.ar</text:p>
          </table:table-cell>
        </table:table-row>
        <table:table-row table:style-name="TableLine94413519554560">
          <table:table-cell table:style-name="Tabla3.A2" office:value-type="string">
            <text:p text:style-name="P1">hotel23demayo@suteba.org.ar</text:p>
          </table:table-cell>
          <table:table-cell table:style-name="Tabla3.A2" office:value-type="string">
            <text:p text:style-name="P1">hotel23demayo@suteba.org.ar</text:p>
          </table:table-cell>
          <table:table-cell table:style-name="Tabla3.C2" office:value-type="string">
            <text:p text:style-name="P1">hotel23demayo@suteba.org.ar</text:p>
          </table:table-cell>
        </table:table-row>
        <table:table-row table:style-name="TableLine94413519554560">
          <table:table-cell table:style-name="Tabla3.A2" office:value-type="string">
            <text:p text:style-name="P1">hotel23demayo@suteba.org.ar</text:p>
          </table:table-cell>
          <table:table-cell table:style-name="Tabla3.A2" office:value-type="string">
            <text:p text:style-name="P1">hotel23demayo@suteba.org.ar</text:p>
          </table:table-cell>
          <table:table-cell table:style-name="Tabla3.C2" office:value-type="string">
            <text:p text:style-name="P1">hotel23demayo@suteba.org.ar</text:p>
          </table:table-cell>
        </table:table-row>
        <table:table-row table:style-name="TableLine94413519554560">
          <table:table-cell table:style-name="Tabla3.A2" office:value-type="string">
            <text:p text:style-name="P1">hotel23demayo@suteba.org.ar</text:p>
          </table:table-cell>
          <table:table-cell table:style-name="Tabla3.A2" office:value-type="string">
            <text:p text:style-name="P1">hotel23demayo@suteba.org.ar</text:p>
          </table:table-cell>
          <table:table-cell table:style-name="Tabla3.C2" office:value-type="string">
            <text:p text:style-name="P1">hotel23demayo@suteba.org.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1:16:16.739083454</meta:creation-date>
    <meta:print-date>2022-08-04T11:21:05.836119918</meta:print-date>
    <dc:date>2022-08-04T11:21:34.889281758</dc:date>
    <meta:editing-duration>PT5M19S</meta:editing-duration>
    <meta:editing-cycles>1</meta:editing-cycles>
    <meta:document-statistic meta:table-count="3" meta:image-count="0" meta:object-count="0" meta:page-count="1" meta:paragraph-count="108" meta:word-count="108" meta:character-count="2916" meta:non-whitespace-character-count="2916"/>
    <meta:generator>LibreOffice/7.3.4.2$Linux_X86_64 LibreOffice_project/30$Build-2</meta:generator>
  </office:meta>
</office:document-meta>
</file>